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목표. 은행 알고리즘 구현</text:p>
      <text:p text:style-name="P1">0. User마다 아이디, 비밀번호, 계좌번호가 생성되어야함</text:p>
      <text:p text:style-name="P1">- 초기 금액 10만원</text:p>
      <text:p text:style-name="P1"/>
      <text:p text:style-name="P1">1. 터미널에 "1"번 입력 시 User 생성으로 기능 전환</text:p>
      <text:p text:style-name="P1">   아이디 생성 조건(터미널 입력) : </text:p>
      <text:p text:style-name="P1"> - 아이디에는 영어 및 숫자 조합과 최소 4자리 이상 기입</text:p>
      <text:p text:style-name="P1"> - 생성 아이디가 기존에 있을 경우 생성 불가</text:p>
      <text:p text:style-name="P1"> - 조건에 맞지 않을 경우 어떠한 문제로 생성 되지 않았으며, 다시 입력하는 기능(3회 이상 문제 시 해당기능 종료)</text:p>
      <text:p text:style-name="P1">   비밀번호 생성 조건(터미널 입력) :</text:p>
      <text:p text:style-name="P1">- 최소 8자리(대문자 1개 필수, 문자, 숫자, 특수문자 조합)</text:p>
      <text:p text:style-name="P1">- 1번 입력 후 확인 입력 실행 필요</text:p>
      <text:p text:style-name="P1">    계좌번호 생성 조건(랜덤) : </text:p>
      <text:p text:style-name="P1">- 8자리 숫자로만 구성</text:p>
      <text:p text:style-name="P1">- 프로그램이 종료 시 모든 유저 데이터는 log파일로 저장 되어야 하며 <text:span text:style-name="T1">프로그램 재 시작 시 log를 다시 읽어드려 기존의 user데이터를 모두 확인해야함</text:span></text:p>
      <text:p text:style-name="P1"/>
      <text:p text:style-name="P1">2. 터미널에 "2"번 입력 시 모든 user의 상태를 출력 해야함(format : 이름, 아이디, 계좌 번호, 남은 금액)</text:p>
      <text:p text:style-name="P1"/>
      <text:p text:style-name="P1">3. 터미널에 "3"번 입력 시 랜덤으로 계좌 전송 최소 (유저 수 만큼은 수행)</text:p>
      <text:p text:style-name="P1">- 본인이 본인 계좌에 금액을 전송되면 안됌</text:p>
      <text:p text:style-name="P1">- 유저 마다 계좌 송금 기록을 따로 보관</text:p>
      <text:p text:style-name="P1">- 이체 시 잔액이 부족할 경우 (얼마 부족한지와 안된다고 error출력)</text:p>
      <text:p text:style-name="P1">- 계좌를 통해서만 전송 위치를 확인해야함</text:p>
      <text:p text:style-name="P1"/>
      <text:p text:style-name="P1">5. 터미널에 "4"번 입력 시 유저 삭제 기능 실행</text:p>
      <text:p text:style-name="P1">- 아이디 입력으로 선택 후 비밀번호 입력으로 확인 후 맞으면 삭제 </text:p>
      <text:p text:style-name="P1"/>
      <text:p text:style-name="P1">6. 모든 구문은 class로 구성</text:p>
      <text:p text:style-name="P1"/>
      <text:p text:style-name="P1">7. 모든 어플리케이션에서 Exit입력 시 되돌아 가야함 초기에 Exit입력 시 프로그램 종료</text:p>
      <text:p text:style-name="P1"/>
      <text:p text:style-name="P1">언제까지 할 수 있는지 갠톡으로 알려주세요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09:53:04.919695666</meta:creation-date>
    <dc:date>2023-07-18T13:44:16.015227683</dc:date>
    <meta:editing-duration>P1DT2H50M40S</meta:editing-duration>
    <meta:editing-cycles>1</meta:editing-cycles>
    <meta:document-statistic meta:table-count="0" meta:image-count="0" meta:object-count="0" meta:page-count="1" meta:paragraph-count="25" meta:word-count="564" meta:character-count="828" meta:non-whitespace-character-count="617"/>
    <meta:generator>LibreOffice/6.4.7.2$Linux_X86_64 LibreOffice_project/40$Build-2</meta:generator>
  </office:meta>
</office:document-meta>
</file>